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4512" officeooo:paragraph-rsid="000a4512"/>
    </style:style>
    <style:style style:name="P2" style:family="paragraph" style:parent-style-name="Standard">
      <style:text-properties officeooo:rsid="000b7eb9" officeooo:paragraph-rsid="000b7eb9"/>
    </style:style>
    <style:style style:name="P3" style:family="paragraph" style:parent-style-name="Standard">
      <style:text-properties officeooo:rsid="000cf719" officeooo:paragraph-rsid="000cf719"/>
    </style:style>
    <style:style style:name="P4" style:family="paragraph" style:parent-style-name="Standard">
      <style:text-properties officeooo:rsid="000d4232" officeooo:paragraph-rsid="000d4232"/>
    </style:style>
    <style:style style:name="P5" style:family="paragraph" style:parent-style-name="Standard">
      <style:text-properties officeooo:rsid="000f3c2b" officeooo:paragraph-rsid="000f3c2b"/>
    </style:style>
    <style:style style:name="P6" style:family="paragraph" style:parent-style-name="Standard">
      <style:text-properties officeooo:rsid="001025cf" officeooo:paragraph-rsid="001025cf"/>
    </style:style>
    <style:style style:name="P7" style:family="paragraph" style:parent-style-name="Standard">
      <style:text-properties officeooo:rsid="00122ad7" officeooo:paragraph-rsid="00122ad7"/>
    </style:style>
    <style:style style:name="P8" style:family="paragraph" style:parent-style-name="Standard">
      <style:text-properties officeooo:rsid="0013d1b6" officeooo:paragraph-rsid="0013d1b6"/>
    </style:style>
    <style:style style:name="T1" style:family="text">
      <style:text-properties officeooo:rsid="000f7638"/>
    </style:style>
    <style:style style:name="T2" style:family="text">
      <style:text-properties officeooo:rsid="0010b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 from directory data collector.</text:p>
      <text:p text:style-name="P1">Standard data collector available.</text:p>
      <text:p text:style-name="P1"/>
      <text:p text:style-name="P2">Flow from dataframe.</text:p>
      <text:p text:style-name="P2"/>
      <text:p text:style-name="P3">Check status of your gpu.</text:p>
      <text:p text:style-name="P3">nvidia-smi</text:p>
      <text:p text:style-name="P3"/>
      <text:p text:style-name="P3">activate your nvidia GPU in linux with:</text:p>
      <text:p text:style-name="P3">nvidia-settings</text:p>
      <text:p text:style-name="P3">and then select nvidia and reboot.</text:p>
      <text:p text:style-name="P3"/>
      <text:p text:style-name="P4">GPU tensorflow:</text:p>
      <text:p text:style-name="P4">pip-install TensorFlow-gpu</text:p>
      <text:p text:style-name="P4">on a separate virtual envioronment.</text:p>
      <text:p text:style-name="P4">Install GPU tensorflow only! <text:s/>Not normal tensorflow!</text:p>
      <text:p text:style-name="P4">And then Keras on top of it.</text:p>
      <text:p text:style-name="P4">Then, it should work!</text:p>
      <text:p text:style-name="P4"/>
      <text:p text:style-name="P5">Peregrine:</text:p>
      <text:p text:style-name="P5"/>
      <text:p text:style-name="P5">log in:</text:p>
      <text:p text:style-name="P5">ssh <text:a xlink:type="simple" xlink:href="mailto:p261006@peregrine.hpc.rug.nl" text:style-name="Internet_20_link" text:visited-style-name="Visited_20_Internet_20_Link">p261006@peregrine.hpc.rug.nl</text:a></text:p>
      <text:p text:style-name="P5">and use standard rug password.</text:p>
      <text:p text:style-name="P5"/>
      <text:p text:style-name="P5">sinfo </text:p>
      <text:p text:style-name="P5">gives some listing <text:span text:style-name="T1">of the available nodes.</text:span></text:p>
      <text:p text:style-name="P5"/>
      <text:p text:style-name="P6">Url for info: redmine.hpc.rug.nl</text:p>
      <text:p text:style-name="P6"/>
      <text:p text:style-name="P6"/>
      <text:p text:style-name="P6">→<text:span text:style-name="T2"> need bash-script to control peregrine jobs.</text:span></text:p>
      <text:p text:style-name="P6"/>
      <text:p text:style-name="P7">Check which tensorflows are available:</text:p>
      <text:p text:style-name="P6">module avail tensorflow</text:p>
      <text:p text:style-name="P6"/>
      <text:p text:style-name="P7">foss ==&gt; CPU</text:p>
      <text:p text:style-name="P7">fosscuda ==&gt; GPU version.</text:p>
      <text:p text:style-name="P7"/>
      <text:p text:style-name="P8">To load a module, do module load and select the module from the list (full line).</text:p>
      <text:p text:style-name="P8"/>
      <text:p text:style-name="P8">To install keras, do (after loading the module): pip install –user keras</text:p>
      <text:p text:style-name="P8"/>
      <text:p text:style-name="P8">--user is importan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3:06:14.839622524</meta:creation-date>
    <dc:date>2019-05-27T14:25:29.824569461</dc:date>
    <meta:editing-duration>PT1H6M5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35" meta:character-count="864" meta:non-whitespace-character-count="757"/>
  </office:meta>
</office:document-meta>
</file>